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e980" officeooo:paragraph-rsid="001be980"/>
    </style:style>
    <style:style style:name="P2" style:family="paragraph" style:parent-style-name="Standard">
      <style:text-properties officeooo:rsid="001c3a47" officeooo:paragraph-rsid="001c3a47"/>
    </style:style>
    <style:style style:name="P3" style:family="paragraph" style:parent-style-name="Standard">
      <style:text-properties officeooo:rsid="001c3a47" officeooo:paragraph-rsid="001d04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@debian:~$ mkdir fisat</text:p>
      <text:p text:style-name="P1">exam@debian:~$ cd fisat</text:p>
      <text:p text:style-name="P1">exam@debian:~/fisat$ mkdir day1</text:p>
      <text:p text:style-name="P1">exam@debian:~/fisat$ mkdir day2</text:p>
      <text:p text:style-name="P1">exam@debian:~/fisat$ mkdir day3</text:p>
      <text:p text:style-name="P1">exam@debian:~/fisat$ cd day1</text:p>
      <text:p text:style-name="P1">exam@debian:~/fisat/day1$ cat&gt;f1.txt</text:p>
      <text:p text:style-name="P1">this is f1 text</text:p>
      <text:p text:style-name="P1">^C</text:p>
      <text:p text:style-name="P1">exam@debian:~/fisat/day1$ cat&gt;f2.txt</text:p>
      <text:p text:style-name="P1">this is f2 text</text:p>
      <text:p text:style-name="P1">^C</text:p>
      <text:p text:style-name="P1">exam@debian:~/fisat/day1$ cat&gt;f3.txt</text:p>
      <text:p text:style-name="P1">this is f3 txt</text:p>
      <text:p text:style-name="P1">^C</text:p>
      <text:p text:style-name="P1">exam@debian:~/fisat/day1$ cd ..</text:p>
      <text:p text:style-name="P1">exam@debian:~/fisat$ cd day2</text:p>
      <text:p text:style-name="P1">exam@debian:~/fisat/day2$ cat&gt;m1.txt</text:p>
      <text:p text:style-name="P1">this is m1 file</text:p>
      <text:p text:style-name="P1">^C</text:p>
      <text:p text:style-name="P1">exam@debian:~/fisat/day2$ cat&gt;m2.txt</text:p>
      <text:p text:style-name="P1">this is m2 file</text:p>
      <text:p text:style-name="P1">^C</text:p>
      <text:p text:style-name="P1">exam@debian:~/fisat/day2$ cd ..</text:p>
      <text:p text:style-name="P1">exam@debian:~/fisat$ cd day3</text:p>
      <text:p text:style-name="P1">exam@debian:~/fisat/day3$ cat&gt;c1.txt</text:p>
      <text:p text:style-name="P1">this is c1 text</text:p>
      <text:p text:style-name="P1">^C</text:p>
      <text:p text:style-name="P1">exam@debian:~/fisat/day3$ cat&gt;c2.txt</text:p>
      <text:p text:style-name="P1">this is c2 text</text:p>
      <text:p text:style-name="P1">^C</text:p>
      <text:p text:style-name="P1"/>
      <text:p text:style-name="P2">2) </text:p>
      <text:p text:style-name="P2"/>
      <text:p text:style-name="P2">3) <text:s/>cat m1.txt m2.txt&gt;m3.txt</text:p>
      <text:p text:style-name="P2"/>
      <text:p text:style-name="P2">4)exam@debian:~/fisat$ ps</text:p>
      <text:p text:style-name="P2">5)exam@debian:~/fisat$ pwd</text:p>
      <text:p text:style-name="P2">/home/exam/fisat</text:p>
      <text:p text:style-name="P2"/>
      <text:p text:style-name="P2">2)</text:p>
      <text:p text:style-name="P3"/>
      <text:p text:style-name="P3"/>
      <text:p text:style-name="P3"/>
      <text:p text:style-name="P3">echo "menu"</text:p>
      <text:p text:style-name="P3">echo "1)-&gt;circle"</text:p>
      <text:p text:style-name="P3">echo "2)-&gt;triangle"</text:p>
      <text:p text:style-name="P3">echo "3)-&gt;rectangle"</text:p>
      <text:p text:style-name="P3">echo "enter your choice :"</text:p>
      <text:p text:style-name="P3">read ch</text:p>
      <text:p text:style-name="P3"/>
      <text:p text:style-name="P3"/>
      <text:p text:style-name="P3"><text:soft-page-break/>case $ch in</text:p>
      <text:p text:style-name="P3"><text:s text:c="4"/>1)echo"the area of circle :" </text:p>
      <text:p text:style-name="P3"><text:s text:c="6"/>echo "enter the radius :"</text:p>
      <text:p text:style-name="P3"><text:s text:c="6"/>read r</text:p>
      <text:p text:style-name="P3"><text:s text:c="5"/>echo " area = $ (expr(3.14 *r *r))"</text:p>
      <text:p text:style-name="P3"><text:s text:c="6"/>;;</text:p>
      <text:p text:style-name="P3"><text:s text:c="4"/>2)echo"the area of triangle:"</text:p>
      <text:p text:style-name="P3"><text:s text:c="6"/>echo "the length:"</text:p>
      <text:p text:style-name="P3"><text:s text:c="6"/>read l</text:p>
      <text:p text:style-name="P3"><text:s text:c="6"/>echo"enter the b"</text:p>
      <text:p text:style-name="P3"><text:s text:c="6"/>ech b</text:p>
      <text:p text:style-name="P3"><text:s text:c="6"/>echo "area = $(expr(0.5* $l * $b))"</text:p>
      <text:p text:style-name="P3"><text:s text:c="6"/>;;</text:p>
      <text:p text:style-name="P3"><text:s text:c="4"/>3)echo"the area of rectangle"</text:p>
      <text:p text:style-name="P3"><text:s text:c="6"/>echo"enter the l:"</text:p>
      <text:p text:style-name="P3"><text:s text:c="6"/>read l</text:p>
      <text:p text:style-name="P3"><text:s text:c="6"/>echo "enter the b:"</text:p>
      <text:p text:style-name="P3"><text:s text:c="6"/>read b</text:p>
      <text:p text:style-name="P3"><text:s text:c="6"/>echo "area =$(expr( $a * $b)</text:p>
      <text:p text:style-name="P3"><text:s text:c="6"/></text:p>
      <text:p text:style-name="P3"><text:s text:c="6"/>;;</text:p>
      <text:p text:style-name="P3"><text:s text:c="4"/>*)echo"invalid"</text:p>
      <text:p text:style-name="P3">esa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18:25.320598923</meta:creation-date>
    <dc:date>2021-10-08T12:13:02.460945084</dc:date>
    <meta:editing-duration>PT4M16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2" meta:paragraph-count="66" meta:word-count="175" meta:character-count="1322" meta:non-whitespace-character-count="1092"/>
  </office:meta>
</office:document-meta>
</file>